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fabd" officeooo:paragraph-rsid="001afab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f6d3" officeooo:paragraph-rsid="001cf6d3" style:font-weight-asian="bold" style:font-weight-complex="bold"/>
    </style:style>
    <style:style style:name="P3" style:family="paragraph" style:parent-style-name="Standard">
      <style:text-properties officeooo:rsid="001afabd" officeooo:paragraph-rsid="001bf385"/>
    </style:style>
    <style:style style:name="P4" style:family="paragraph" style:parent-style-name="Standard">
      <style:text-properties officeooo:rsid="001ea33f" officeooo:paragraph-rsid="001ea33f"/>
    </style:style>
    <style:style style:name="P5" style:family="paragraph" style:parent-style-name="Standard">
      <style:text-properties officeooo:rsid="001fa9db" officeooo:paragraph-rsid="001fa9d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10ad4" officeooo:paragraph-rsid="00210ad4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21c011" officeooo:paragraph-rsid="0021c01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52415" officeooo:paragraph-rsid="002617ff" style:font-weight-asian="normal" style:font-weight-complex="normal"/>
    </style:style>
    <style:style style:name="T1" style:family="text">
      <style:text-properties officeooo:rsid="001bf385"/>
    </style:style>
    <style:style style:name="T2" style:family="text">
      <style:text-properties officeooo:rsid="001f649d"/>
    </style:style>
    <style:style style:name="T3" style:family="text">
      <style:text-properties officeooo:rsid="00236c63"/>
    </style:style>
    <style:style style:name="T4" style:family="text">
      <style:text-properties officeooo:rsid="00261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on de l’écran</text:p>
      <text:p text:style-name="P1"/>
      <text:p text:style-name="P1">Ecrire le caractère c en blanc sur fond noir à la bonne adresse :</text:p>
      <text:p text:style-name="P1"><text:tab/>*adresse = c;</text:p>
      <text:p text:style-name="P1"><text:tab/>*adresse += 0x0F00;</text:p>
      <text:p text:style-name="P1"/>
      <text:p text:style-name="P1">Calcul parties basse et haute de la position :</text:p>
      <text:p text:style-name="P1"><text:tab/>uint8_t partie_basse_position = pos &amp; (0x00FF);</text:p>
      <text:p text:style-name="P3"><text:tab/><text:span text:style-name="T1">uint8_t partie_haute_position = pos &gt;&gt;8;</text:span></text:p>
      <text:p text:style-name="P3"/>
      <text:p text:style-name="P4">Défilement : utiliser memmove <text:span text:style-name="T2">(args : destination, source, nb d’octets)</text:span></text:p>
      <text:p text:style-name="P4"><text:s text:c="4"/><text:tab/>for (int i = 0; i&lt;24; i++){</text:p>
      <text:p text:style-name="P4"><text:s text:c="8"/><text:tab/><text:tab/>memmove(ptr_mem(i,0), ptr_mem(i+1,0), 80*2);</text:p>
      <text:p text:style-name="P4"><text:s text:c="4"/><text:tab/>}</text:p>
      <text:p text:style-name="P4"/>
      <text:p text:style-name="P5">console_putbytes : pour i de 1 à la taille de la chaine =&gt; traite_car(*(chaine+i));</text:p>
      <text:p text:style-name="P5"/>
      <text:p text:style-name="P6">Gestion du temps</text:p>
      <text:p text:style-name="P6"/>
      <text:p text:style-name="P7">tic_Pit : traitant de l’interruption 32 =&gt; signale qu’on va traiter une interruption, compte les tics et ajoute une seconde tous les 50 tics, <text:span text:style-name="T3">créer et afficher chaine de caractères qui correspond à l’heure</text:span></text:p>
      <text:p text:style-name="P7"/>
      <text:p text:style-name="P8">init_traitant_IT : initialise la table des interruptions, doit prendre en argument le numéro d’interruption (32) et le nom de la fonction utilisée (fournie : traitant_IT_32, qui est un .s, <text:span text:style-name="T4">et qu’il faut chercher dans kernel_start par un appel à void traitant_IT_32(void);)</text:span></text:p>
      <text:p text:style-name="P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49:45.599598076</meta:creation-date>
    <dc:date>2018-12-06T16:14:41.386263441</dc:date>
    <meta:editing-duration>PT3H2M44S</meta:editing-duration>
    <meta:editing-cycles>9</meta:editing-cycles>
    <meta:generator>LibreOffice/5.3.6.1$Linux_X86_64 LibreOffice_project/30$Build-1</meta:generator>
    <meta:document-statistic meta:table-count="0" meta:image-count="0" meta:object-count="0" meta:page-count="1" meta:paragraph-count="15" meta:word-count="156" meta:character-count="991" meta:non-whitespace-character-count="826"/>
  </office:meta>
</office:document-meta>
</file>